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0151" officeooo:paragraph-rsid="000d015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Time Git Setup in a computer</text:p>
      <text:p text:style-name="Standard"/>
      <text:p text:style-name="Standard">echo "# DJango" &gt;&gt; README.md</text:p>
      <text:p text:style-name="Standard"><text:s text:c="2"/>113 <text:s/>ls</text:p>
      <text:p text:style-name="Standard"><text:s text:c="2"/>114 <text:s/>cat README.md </text:p>
      <text:p text:style-name="Standard"><text:s text:c="2"/>115 <text:s/>git init</text:p>
      <text:p text:style-name="Standard"><text:s text:c="2"/>116 <text:s/>git add README.md</text:p>
      <text:p text:style-name="Standard"><text:s text:c="2"/>117 <text:s/>git commit -m "first commit"</text:p>
      <text:p text:style-name="Standard"><text:s text:c="2"/>118 <text:s/>git config --list --show-origin</text:p>
      <text:p text:style-name="Standard"><text:s text:c="2"/>119 <text:s/>git config --global user.name "Deepak Kumar Karna"</text:p>
      <text:p text:style-name="Standard"><text:s text:c="2"/>120 <text:s/>git config --global user.email karna.deepak@gmail.com</text:p>
      <text:p text:style-name="Standard"><text:s text:c="2"/>121 <text:s/>git config --global core editor nano</text:p>
      <text:p text:style-name="Standard"><text:s text:c="2"/>122 <text:s/>git config --global core.editor nano</text:p>
      <text:p text:style-name="Standard"><text:s text:c="2"/>123 <text:s/>git config --list</text:p>
      <text:p text:style-name="Standard"><text:s text:c="2"/>124 <text:s/>git config user.name</text:p>
      <text:p text:style-name="Standard"><text:s text:c="2"/>125 <text:s/>git config --global user.name "dkarna"</text:p>
      <text:p text:style-name="Standard"><text:s text:c="2"/>126 <text:s/>git config user.name</text:p>
      <text:p text:style-name="Standard"><text:s text:c="2"/>127 <text:s/>git commit -m "first commit"</text:p>
      <text:p text:style-name="Standard"><text:s text:c="2"/>128 <text:s/>git remote add origin https://github.com/dkarna/DJango.git</text:p>
      <text:p text:style-name="Standard"><text:s text:c="2"/>129 <text:s/>git push -u origin master</text:p>
      <text:p text:style-name="Standard"><text:s text:c="2"/>130 <text:s/>git statu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5:56:44.095579374</meta:creation-date>
    <dc:date>2020-06-30T15:57:54.746973330</dc:date>
    <meta:editing-duration>PT1M12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20" meta:word-count="109" meta:character-count="679" meta:non-whitespace-character-count="543"/>
  </office:meta>
</office:document-meta>
</file>